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" svg:font-family="'Source Ha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08cm" fo:min-width="0.758cm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3.056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1.778cm" svg:height="1.778cm" svg:x="3.667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78cm" svg:height="1.778cm" svg:x="6.589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78cm" svg:height="1.778cm" svg:x="9.51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78cm" svg:height="1.778cm" svg:x="12.43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3.556cm" svg:height="0.889cm" svg:x="11.541cm" svg:y="3.794cm">
          <text:p text:style-name="P1">new-feature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556cm" svg:height="0.889cm" svg:x="11.541cm" svg:y="8.394cm">
          <text:p text:style-name="P1">mast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3.319cm" svg:y1="8.394cm" svg:x2="13.319cm" svg:y2="7.477cm" draw:start-shape="id1" draw:start-glue-point="0" draw:end-shape="id2" draw:end-glue-point="8" svg:d="M13319 8394v-917" svg:viewBox="0 0 1 918">
          <text:p/>
        </draw:connector>
        <draw:connector draw:style-name="gr3" draw:text-style-name="P2" draw:layer="layout" draw:type="line" svg:x1="13.319cm" svg:y1="4.683cm" svg:x2="13.319cm" svg:y2="5.699cm" draw:start-shape="id3" draw:start-glue-point="2" draw:end-shape="id2" draw:end-glue-point="4" svg:d="M13319 4683v1016" svg:viewBox="0 0 1 1017">
          <text:p/>
        </draw:connector>
        <draw:connector draw:style-name="gr3" draw:text-style-name="P2" draw:layer="layout" draw:type="line" svg:x1="12.43cm" svg:y1="6.588cm" svg:x2="11.288cm" svg:y2="6.588cm" draw:start-shape="id2" draw:start-glue-point="6" draw:end-shape="id4" draw:end-glue-point="10" svg:d="M12430 6588h-1142" svg:viewBox="0 0 1143 1">
          <text:p/>
        </draw:connector>
        <draw:connector draw:style-name="gr3" draw:text-style-name="P2" draw:layer="layout" draw:type="line" svg:x1="9.51cm" svg:y1="6.588cm" svg:x2="8.367cm" svg:y2="6.588cm" draw:start-shape="id4" draw:start-glue-point="6" draw:end-shape="id5" draw:end-glue-point="10" svg:d="M9510 6588h-1143" svg:viewBox="0 0 1144 1">
          <text:p/>
        </draw:connector>
        <draw:connector draw:style-name="gr3" draw:text-style-name="P2" draw:layer="layout" draw:type="line" svg:x1="6.589cm" svg:y1="6.588cm" svg:x2="5.445cm" svg:y2="6.588cm" draw:start-shape="id5" draw:start-glue-point="6" draw:end-shape="id6" draw:end-glue-point="10" svg:d="M6589 6588h-1144" svg:viewBox="0 0 1145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" svg:font-family="'Source Han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ource Han Sans" style:font-family-asian="'Source Ha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0T01:44:15.043733566</meta:creation-date>
    <dc:date>2019-05-10T01:46:47.724151560</dc:date>
    <meta:editing-duration>PT2M32S</meta:editing-duration>
    <meta:editing-cycles>3</meta:editing-cycles>
    <meta:generator>LibreOffice/6.2.3.2$Linux_X86_64 LibreOffice_project/20$Build-2</meta:generator>
    <meta:document-statistic meta:object-count="11"/>
  </office:meta>
</office:document-meta>
</file>